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01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36936448" calcext:value-type="float">
            <text:p>536936448</text:p>
          </table:table-cell>
          <table:table-cell table:style-name="ce23" office:value-type="string" calcext:value-type="string">
            <text:p>0x2001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536944640" calcext:value-type="float">
            <text:p>536944640</text:p>
          </table:table-cell>
          <table:table-cell table:style-name="ce24" table:formula="of:=CONCATENATE(&quot;0x&quot;;DEC2HEX([.C7]))" office:value-type="string" office:string-value="0x20012000" calcext:value-type="string">
            <text:p>0x2001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0" calcext:value-type="float">
            <text:p>30</text:p>
          </table:table-cell>
          <table:table-cell table:style-name="ce17" table:formula="of:=[.C7]+[.B7]*1024" office:value-type="float" office:value="536946688" calcext:value-type="float">
            <text:p>536946688</text:p>
          </table:table-cell>
          <table:table-cell table:style-name="ce24" table:formula="of:=CONCATENATE(&quot;0x&quot;;DEC2HEX([.C8]))" office:value-type="string" office:string-value="0x20012800" calcext:value-type="string">
            <text:p>0x20012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28" calcext:value-type="float">
            <text:p>28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536977408" calcext:value-type="float">
            <text:p>536977408</text:p>
          </table:table-cell>
          <table:table-cell table:style-name="ce24" table:formula="of:=CONCATENATE(&quot;0x&quot;;DEC2HEX([.C9]))" office:value-type="string" office:string-value="0x2001A000" calcext:value-type="string">
            <text:p>0x2001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36985600" calcext:value-type="float">
            <text:p>536985600</text:p>
          </table:table-cell>
          <table:table-cell table:style-name="ce24" table:formula="of:=CONCATENATE(&quot;0x&quot;;DEC2HEX([.C10]))" office:value-type="string" office:string-value="0x2001C000" calcext:value-type="string">
            <text:p>0x2001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536993792" calcext:value-type="float">
            <text:p>536993792</text:p>
          </table:table-cell>
          <table:table-cell table:style-name="ce24" table:formula="of:=CONCATENATE(&quot;0x&quot;;DEC2HEX([.C11]))" office:value-type="string" office:string-value="0x2001E000" calcext:value-type="string">
            <text:p>0x2001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31:17.64305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07:31:42.485507293</dc:date>
    <meta:editing-cycles>35</meta:editing-cycles>
    <meta:editing-duration>PT3H56M53S</meta:editing-duration>
    <meta:generator>LibreOffice/6.1.5.2$Linux_X86_64 LibreOffice_project/10$Build-2</meta:generator>
    <meta:document-statistic meta:table-count="1" meta:cell-count="69" meta:object-count="0"/>
  </office:meta>
</office:document-meta>
</file>